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2fa"/>
    </style:style>
    <style:style style:name="P2" style:family="paragraph" style:parent-style-name="Standard">
      <style:paragraph-properties fo:text-align="start" style:justify-single-word="false"/>
      <style:text-properties officeooo:paragraph-rsid="001a92fa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a92f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92f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a92fa"/>
    </style:style>
    <style:style style:name="T1" style:family="text">
      <style:text-properties style:text-position="super 58%"/>
    </style:style>
    <style:style style:name="T2" style:family="text">
      <style:text-properties officeooo:rsid="00168153"/>
    </style:style>
    <style:style style:name="T3" style:family="text">
      <style:text-properties officeooo:rsid="00103b43"/>
    </style:style>
    <style:style style:name="T4" style:family="text">
      <style:text-properties officeooo:rsid="000f44fc"/>
    </style:style>
    <style:style style:name="T5" style:family="text">
      <style:text-properties officeooo:rsid="001a92fa"/>
    </style:style>
    <style:style style:name="T6" style:family="text">
      <style:text-properties officeooo:rsid="001ac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2">Centripetal Force and Acceleration</text:span></text:p>
      <text:p text:style-name="P2"/>
      <text:list xml:id="list6482343263399030371" text:style-name="L1">
        <text:list-item>
          <text:p text:style-name="P4">A carnival ride has a circular wheel with a radius of <text:span text:style-name="T5">3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548395555804" text:continue-numbering="true" text:style-name="L1">
        <text:list-item>
          <text:p text:style-name="P4">You are swinging a bucket of water around in a vertical circle, with a radius of 1.<text:span text:style-name="T6">25</text:span> meter<text:span text:style-name="T6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548188306696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548822969776" text:continue-numbering="true" text:style-name="L1">
        <text:list-item>
          <text:p text:style-name="P4">A compact disk will shatter if its rotational rate exceeds 2<text:span text:style-name="T6">9</text:span>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547540967502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547895301102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6">4</text:span>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0547948140538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48898232298" text:continue-numbering="true" text:style-name="L1">
        <text:list-item>
          <text:list>
            <text:list-item>
              <text:p text:style-name="P4">What is the acceleration that batman feels? <text:s/>How many g<text:span text:style-name="T3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47937317873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47167415543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548804113638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<text:span text:style-name="T6">3</text:span>5. <text:s/>If the mass of the penny is 0.005 <text:span text:style-name="T4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05:46.84581051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12:29.323128242</meta:creation-date>
    <meta:editing-duration>PT5M52S</meta:editing-duration>
    <meta:editing-cycles>4</meta:editing-cycles>
    <meta:generator>LibreOffice/4.3.7.2$Linux_X86_64 LibreOffice_project/430$Build-2</meta:generator>
    <dc:date>2016-08-19T14:05:46.749669580</dc:date>
    <meta:document-statistic meta:table-count="0" meta:image-count="2" meta:object-count="0" meta:page-count="2" meta:paragraph-count="17" meta:word-count="308" meta:character-count="1608" meta:non-whitespace-character-count="1284"/>
  </office:meta>
</office:document-meta>
</file>